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ass </text:span><text:span text:style-name="T2">Code </text:span><text:span text:style-name="T3">{</text:span><text:line-break/><text:span text:style-name="T1">private</text:span><text:span text:style-name="T3">:</text:span><text:line-break/><text:span text:style-name="T3"> <text:s text:c="3"/></text:span><text:span text:style-name="T1">static </text:span><text:span text:style-name="T2">QString </text:span><text:span text:style-name="T4">alphabet</text:span><text:span text:style-name="T3">;</text:span><text:line-break/><text:line-break/><text:span text:style-name="T3"> <text:s text:c="3"/></text:span><text:span text:style-name="T1">static </text:span><text:span text:style-name="T5">ushort </text:span><text:span text:style-name="T6">get</text:span><text:span text:style-name="T3">(</text:span><text:span text:style-name="T1">int </text:span><text:span text:style-name="T3">i) {</text:span><text:line-break/><text:span text:style-name="T3"> <text:s text:c="7"/></text:span><text:span text:style-name="T1">return </text:span><text:span text:style-name="T4">alphabet</text:span><text:span text:style-name="T2">[</text:span><text:span text:style-name="T3">i</text:span><text:span text:style-name="T2">]</text:span><text:span text:style-name="T3">.unicode();</text:span><text:line-break/><text:span text:style-name="T3"> <text:s text:c="3"/>}</text:span><text:line-break/><text:line-break/><text:span text:style-name="T3"> <text:s text:c="3"/></text:span><text:span text:style-name="T1">static bool </text:span><text:span text:style-name="T6">check</text:span><text:span text:style-name="T3">(</text:span><text:span text:style-name="T1">const </text:span><text:span text:style-name="T2">QChar </text:span><text:span text:style-name="T3">&amp;c, </text:span><text:span text:style-name="T1">const </text:span><text:span text:style-name="T2">QCharRef </text:span><text:span text:style-name="T3">&amp;a, </text:span><text:span text:style-name="T1">const </text:span><text:span text:style-name="T2">QCharRef </text:span><text:span text:style-name="T3">&amp;z) {</text:span><text:line-break/><text:span text:style-name="T3"> <text:s text:c="7"/></text:span><text:span text:style-name="T5">ushort </text:span><text:span text:style-name="T7">uc </text:span><text:span text:style-name="T3">= c.unicode();</text:span><text:line-break/><text:span text:style-name="T3"> <text:s text:c="7"/></text:span><text:span text:style-name="T1">return </text:span><text:span text:style-name="T3">a.unicode() &lt;= </text:span><text:span text:style-name="T7">uc </text:span><text:span text:style-name="T3">&amp;&amp; </text:span><text:span text:style-name="T7">uc </text:span><text:span text:style-name="T3">&lt;= z.unicode();</text:span><text:line-break/><text:span text:style-name="T3"> <text:s text:c="3"/>}</text:span><text:line-break/><text:line-break/><text:span text:style-name="T3"> <text:s text:c="3"/></text:span><text:span text:style-name="T1">static bool </text:span><text:span text:style-name="T6">check</text:span><text:span text:style-name="T3">(</text:span><text:span text:style-name="T1">const </text:span><text:span text:style-name="T2">QChar </text:span><text:span text:style-name="T3">&amp;c) {</text:span><text:line-break/><text:span text:style-name="T3"> <text:s text:c="7"/></text:span><text:span text:style-name="T1">return </text:span><text:span text:style-name="T3">check(c, </text:span><text:span text:style-name="T4">alphabet</text:span><text:span text:style-name="T2">[</text:span><text:span text:style-name="T8">0</text:span><text:span text:style-name="T2">]</text:span><text:span text:style-name="T3">, </text:span><text:span text:style-name="T4">alphabet</text:span><text:span text:style-name="T2">[</text:span><text:span text:style-name="T8">25</text:span><text:span text:style-name="T2">]</text:span><text:span text:style-name="T3">) ||</text:span><text:line-break/><text:span text:style-name="T3"> <text:s text:c="14"/>check(c, </text:span><text:span text:style-name="T4">alphabet</text:span><text:span text:style-name="T2">[</text:span><text:span text:style-name="T8">26</text:span><text:span text:style-name="T2">]</text:span><text:span text:style-name="T3">, </text:span><text:span text:style-name="T4">alphabet</text:span><text:span text:style-name="T2">[</text:span><text:span text:style-name="T8">51</text:span><text:span text:style-name="T2">]</text:span><text:span text:style-name="T3">) ||</text:span><text:line-break/><text:span text:style-name="T3"> <text:s text:c="14"/>check(c, </text:span><text:span text:style-name="T4">alphabet</text:span><text:span text:style-name="T2">[</text:span><text:span text:style-name="T8">52</text:span><text:span text:style-name="T2">]</text:span><text:span text:style-name="T3">, </text:span><text:span text:style-name="T4">alphabet</text:span><text:span text:style-name="T2">[</text:span><text:span text:style-name="T8">83</text:span><text:span text:style-name="T2">]</text:span><text:span text:style-name="T3">) ||</text:span><text:line-break/><text:span text:style-name="T3"> <text:s text:c="14"/>check(c, </text:span><text:span text:style-name="T4">alphabet</text:span><text:span text:style-name="T2">[</text:span><text:span text:style-name="T8">84</text:span><text:span text:style-name="T2">]</text:span><text:span text:style-name="T3">, </text:span><text:span text:style-name="T4">alphabet</text:span><text:span text:style-name="T2">[</text:span><text:span text:style-name="T8">115</text:span><text:span text:style-name="T2">]</text:span><text:span text:style-name="T3">);</text:span><text:line-break/><text:span text:style-name="T3"> <text:s text:c="3"/>}</text:span><text:line-break/><text:line-break/><text:span text:style-name="T3"> <text:s text:c="3"/></text:span><text:span text:style-name="T1">static void </text:span><text:span text:style-name="T6">index</text:span><text:span text:style-name="T3">(</text:span><text:span text:style-name="T1">int </text:span><text:span text:style-name="T3">&amp;i, </text:span><text:span text:style-name="T1">const </text:span><text:span text:style-name="T2">QChar </text:span><text:span text:style-name="T3">&amp;c, </text:span><text:span text:style-name="T1">int </text:span><text:span text:style-name="T3">begin, </text:span><text:span text:style-name="T1">int </text:span><text:span text:style-name="T3">end) {</text:span><text:line-break/><text:span text:style-name="T3"> <text:s text:c="7"/></text:span><text:span text:style-name="T1">if</text:span><text:span text:style-name="T3">(c </text:span><text:span text:style-name="T2">&gt;= </text:span><text:span text:style-name="T3">get(begin) &amp;&amp; c </text:span><text:span text:style-name="T2">&lt;= </text:span><text:span text:style-name="T3">get(end)) {</text:span><text:line-break/><text:span text:style-name="T3"> <text:s text:c="11"/>i = c.unicode() - get(begin) + begin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static </text:span><text:span text:style-name="T2">QChar </text:span><text:span text:style-name="T6">cry</text:span><text:span text:style-name="T3">(</text:span><text:span text:style-name="T1">const </text:span><text:span text:style-name="T2">QChar </text:span><text:span text:style-name="T3">&amp;c, </text:span><text:span text:style-name="T1">const int </text:span><text:span text:style-name="T3">&amp;term, </text:span><text:span text:style-name="T1">bool </text:span><text:span text:style-name="T3">decrypt = </text:span><text:span text:style-name="T1">false</text:span><text:span text:style-name="T3">) {</text:span><text:line-break/><text:span text:style-name="T3"> <text:s text:c="7"/></text:span><text:span text:style-name="T1">int </text:span><text:span text:style-name="T7">i</text:span><text:span text:style-name="T3">;</text:span><text:line-break/><text:span text:style-name="T3"> <text:s text:c="7"/>index(</text:span><text:span text:style-name="T7">i</text:span><text:span text:style-name="T3">, c, </text:span><text:span text:style-name="T8">0</text:span><text:span text:style-name="T3">, </text:span><text:span text:style-name="T8">25</text:span><text:span text:style-name="T3">);</text:span><text:line-break/><text:span text:style-name="T3"> <text:s text:c="7"/>index(</text:span><text:span text:style-name="T7">i</text:span><text:span text:style-name="T3">, c, </text:span><text:span text:style-name="T8">26</text:span><text:span text:style-name="T3">, </text:span><text:span text:style-name="T8">51</text:span><text:span text:style-name="T3">);</text:span><text:line-break/><text:span text:style-name="T3"> <text:s text:c="7"/>index(</text:span><text:span text:style-name="T7">i</text:span><text:span text:style-name="T3">, c, </text:span><text:span text:style-name="T8">52</text:span><text:span text:style-name="T3">, </text:span><text:span text:style-name="T8">83</text:span><text:span text:style-name="T3">);</text:span><text:line-break/><text:span text:style-name="T3"> <text:s text:c="7"/>index(</text:span><text:span text:style-name="T7">i</text:span><text:span text:style-name="T3">, c, </text:span><text:span text:style-name="T8">84</text:span><text:span text:style-name="T3">, </text:span><text:span text:style-name="T8">115</text:span><text:span text:style-name="T3">);</text:span><text:line-break/><text:span text:style-name="T3"> <text:s text:c="7"/></text:span><text:span text:style-name="T1">int </text:span><text:span text:style-name="T7">temp </text:span><text:span text:style-name="T3">= </text:span><text:span text:style-name="T7">i </text:span><text:span text:style-name="T3">+ (decrypt ? -</text:span><text:span text:style-name="T8">1 </text:span><text:span text:style-name="T3">: </text:span><text:span text:style-name="T8">1</text:span><text:span text:style-name="T3">) * term;</text:span><text:line-break/><text:span text:style-name="T3"> <text:s text:c="7"/></text:span><text:span text:style-name="T1">int </text:span><text:span text:style-name="T7">size </text:span><text:span text:style-name="T3">= </text:span><text:span text:style-name="T4">alphabet</text:span><text:span text:style-name="T3">.size();</text:span><text:line-break/><text:span text:style-name="T3"> <text:s text:c="7"/></text:span><text:span text:style-name="T7">temp </text:span><text:span text:style-name="T3">= </text:span><text:span text:style-name="T7">temp </text:span><text:span text:style-name="T3">&lt; </text:span><text:span text:style-name="T8">0 </text:span><text:span text:style-name="T3">? </text:span><text:span text:style-name="T7">temp </text:span><text:span text:style-name="T3">+ </text:span><text:span text:style-name="T7">size </text:span><text:span text:style-name="T3">: (</text:span><text:span text:style-name="T7">temp </text:span><text:span text:style-name="T3">&gt;= </text:span><text:span text:style-name="T7">size </text:span><text:span text:style-name="T3">? </text:span><text:span text:style-name="T7">temp </text:span><text:span text:style-name="T3">- </text:span><text:span text:style-name="T7">size </text:span><text:span text:style-name="T3">: </text:span><text:span text:style-name="T7">temp</text:span><text:span text:style-name="T3">);</text:span><text:line-break/><text:span text:style-name="T3"> <text:s text:c="7"/></text:span><text:span text:style-name="T1">return </text:span><text:span text:style-name="T4">alphabet</text:span><text:span text:style-name="T3">.constData()[</text:span><text:span text:style-name="T7">temp</text:span><text:span text:style-name="T3">];</text:span><text:line-break/><text:span text:style-name="T3"> <text:s text:c="3"/>}</text:span><text:line-break/><text:line-break/><text:span text:style-name="T3"> <text:s text:c="3"/></text:span><text:span text:style-name="T2">std</text:span><text:span text:style-name="T3">::</text:span><text:span text:style-name="T2">vector</text:span><text:span text:style-name="T3">&lt;</text:span><text:span text:style-name="T1">int</text:span><text:span text:style-name="T3">&gt; </text:span><text:span text:style-name="T4">_code</text:span><text:span text:style-name="T3">;</text:span><text:line-break/><text:line-break/><text:span text:style-name="T1">public</text:span><text:span text:style-name="T3">:</text:span><text:line-break/><text:span text:style-name="T3"> <text:s text:c="3"/></text:span><text:span text:style-name="T1">static </text:span><text:span text:style-name="T2">QString </text:span><text:span text:style-name="T6">alph</text:span><text:span text:style-name="T3">() { </text:span><text:span text:style-name="T1">return <text:s/></text:span><text:span text:style-name="T4">alphabet</text:span><text:span text:style-name="T3">; }</text:span><text:line-break/><text:line-break/><text:span text:style-name="T3"> <text:s text:c="3"/></text:span><text:span text:style-name="T1">explicit </text:span><text:span text:style-name="T6">Code</text:span><text:span text:style-name="T3">(</text:span><text:span text:style-name="T1">const </text:span><text:span text:style-name="T2">QString </text:span><text:span text:style-name="T3">&amp;code) {</text:span><text:line-break/><text:span text:style-name="T3"> <text:s text:c="7"/></text:span><text:span text:style-name="T1">for</text:span><text:span text:style-name="T3">(</text:span><text:span text:style-name="T1">auto </text:span><text:span text:style-name="T7">i </text:span><text:span text:style-name="T3">: code) {</text:span><text:line-break/><text:span text:style-name="T3"> <text:s text:c="11"/></text:span><text:span text:style-name="T1">if</text:span><text:span text:style-name="T3">(</text:span><text:span text:style-name="T7">i </text:span><text:span text:style-name="T2">&gt;= </text:span><text:span text:style-name="T3">QChar(</text:span><text:span text:style-name="T9">'0'</text:span><text:span text:style-name="T3">) &amp;&amp; </text:span><text:span text:style-name="T7">i </text:span><text:span text:style-name="T2">&lt;= </text:span><text:span text:style-name="T3">QChar(</text:span><text:span text:style-name="T9">'9'</text:span><text:span text:style-name="T3">)) {</text:span><text:line-break/><text:span text:style-name="T3"> <text:s text:c="15"/></text:span><text:span text:style-name="T4">_code</text:span><text:span text:style-name="T3">.push_back(</text:span><text:span text:style-name="T7">i</text:span><text:span text:style-name="T3">.unicode() - QChar(</text:span><text:span text:style-name="T9">'0'</text:span><text:span text:style-name="T3">).unicode());</text:span><text:line-break/><text:span text:style-name="T3"> <text:s text:c="11"/>}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2">QString </text:span><text:span text:style-name="T6">crypt</text:span><text:span text:style-name="T3">(</text:span><text:span text:style-name="T1">const </text:span><text:span text:style-name="T2">QString </text:span><text:span text:style-name="T3">&amp;str, </text:span><text:span text:style-name="T1">bool </text:span><text:span text:style-name="T3">decrypt = </text:span><text:span text:style-name="T1">false</text:span><text:span text:style-name="T3">) {</text:span><text:line-break/><text:span text:style-name="T3"> <text:s text:c="7"/></text:span><text:span text:style-name="T2">QString </text:span><text:span text:style-name="T7">result</text:span><text:span text:style-name="T3">;</text:span><text:line-break/><text:span text:style-name="T3"> <text:s text:c="7"/></text:span><text:span text:style-name="T1">for</text:span><text:span text:style-name="T3">(</text:span><text:span text:style-name="T1">int </text:span><text:span text:style-name="T7">i </text:span><text:span text:style-name="T3">= </text:span><text:span text:style-name="T8">0</text:span><text:span text:style-name="T3">, </text:span><text:span text:style-name="T7">j </text:span><text:span text:style-name="T3">= </text:span><text:span text:style-name="T8">0</text:span><text:span text:style-name="T3">; </text:span><text:span text:style-name="T7">i </text:span><text:span text:style-name="T3">&lt; str.size(); ++</text:span><text:span text:style-name="T7">i</text:span><text:span text:style-name="T3">) {</text:span><text:line-break/><text:span text:style-name="T3"> <text:s text:c="11"/></text:span><text:span text:style-name="T7">result</text:span><text:span text:style-name="T3">.append(check(str</text:span><text:span text:style-name="T2">[</text:span><text:span text:style-name="T7">i</text:span><text:span text:style-name="T2">]</text:span><text:span text:style-name="T3">) ? cry(str</text:span><text:span text:style-name="T2">[</text:span><text:span text:style-name="T7">i</text:span><text:span text:style-name="T2">]</text:span><text:span text:style-name="T3">, </text:span><text:span text:style-name="T4">_code</text:span><text:span text:style-name="T2">[</text:span><text:span text:style-name="T7">j</text:span><text:span text:style-name="T2">]</text:span><text:span text:style-name="T3">, decrypt) : str</text:span><text:span text:style-name="T2">[</text:span><text:span text:style-name="T7">i</text:span><text:span text:style-name="T2">]</text:span><text:span text:style-name="T3">);</text:span><text:line-break/><text:span text:style-name="T3"> <text:s text:c="11"/>++</text:span><text:span text:style-name="T7">j </text:span><text:span text:style-name="T3">== </text:span><text:span text:style-name="T4">_code</text:span><text:span text:style-name="T3">.size() ? </text:span><text:span text:style-name="T7">j </text:span><text:span text:style-name="T3">= </text:span><text:span text:style-name="T8">0 </text:span><text:span text:style-name="T3">: </text:span><text:span text:style-name="T7">j</text:span><text:span text:style-name="T3">;</text:span><text:line-break/><text:span text:style-name="T3"> <text:s text:c="7"/>}</text:span><text:line-break/><text:span text:style-name="T3"> <text:s text:c="7"/></text:span><text:span text:style-name="T1">return </text:span><text:span text:style-name="T7">result</text:span><text:span text:style-name="T3">;</text:span><text:line-break/><text:span text:style-name="T3"> <text:s text:c="3"/>}</text:span><text:line-break/><text:line-break/><text:soft-page-break/><text:span text:style-name="T3"> <text:s text:c="3"/></text:span><text:span text:style-name="T2">QString </text:span><text:span text:style-name="T6">decrypt</text:span><text:span text:style-name="T3">(</text:span><text:span text:style-name="T1">const </text:span><text:span text:style-name="T2">QString </text:span><text:span text:style-name="T3">&amp;str) {</text:span><text:line-break/><text:span text:style-name="T3"> <text:s text:c="7"/></text:span><text:span text:style-name="T1">return </text:span><text:span text:style-name="T3">crypt(str, </text:span><text:span text:style-name="T1">true</text:span><text:span text:style-name="T3">);</text:span><text:line-break/><text:span text:style-name="T3"> <text:s text:c="3"/>}</text:span><text:line-break/><text:span text:style-name="T3">};</text:span></text:p>
      <text:p text:style-name="Standard"/>
      <text:p text:style-name="P1"><text:span text:style-name="T2">QString Code</text:span><text:span text:style-name="T3">::</text:span><text:span text:style-name="T4">alphabet </text:span><text:span text:style-name="T3">= QString(</text:span><text:span text:style-name="T9">"ABCDEFGHIJKLMNOPQRSTUVWXYZ"</text:span><text:line-break/><text:span text:style-name="T9"> <text:s text:c="32"/>"abcdefghijklmnopqrstuvwxyz"</text:span><text:line-break/><text:span text:style-name="T9"> <text:s text:c="32"/>"АБВГДЕЖЗИЙКЛМНОПРСТУФХЦЧШЩЪЫЬЭЮЯ"</text:span><text:line-break/><text:span text:style-name="T9"> <text:s text:c="32"/>"абвгдежзийклмнопрстуфхцчшщъыьэюя"</text:span><text:span text:style-name="T3">)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9:02:11.812483512</meta:creation-date>
    <dc:date>2021-09-22T19:03:49.327370721</dc:date>
    <meta:editing-duration>PT1M39S</meta:editing-duration>
    <meta:editing-cycles>1</meta:editing-cycles>
    <meta:document-statistic meta:table-count="0" meta:image-count="0" meta:object-count="0" meta:page-count="2" meta:paragraph-count="2" meta:word-count="255" meta:character-count="2131" meta:non-whitespace-character-count="1395"/>
    <meta:generator>LibreOffice/7.2.0.4$Linux_X86_64 LibreOffice_project/ce769e3009755dcf0082844e386f5dca4c8ecb2f</meta:generator>
  </office:meta>
</office:document-meta>
</file>